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D0000012E5739A4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41cm" svg:height="7.99cm" svg:x="6.813cm" svg:y="10.874cm">
          <draw:image xlink:href="Pictures/100000000000011D0000012E5739A476.png" xlink:type="simple" xlink:show="embed" xlink:actuate="onLoad">
            <text:p/>
          </draw:image>
        </draw:frame>
        <draw:line draw:style-name="gr2" draw:text-style-name="P1" draw:layer="layout" svg:x1="16.3cm" svg:y1="8.9cm" svg:x2="14.2cm" svg:y2="11.1cm">
          <text:p/>
        </draw:line>
        <draw:line draw:style-name="gr2" draw:text-style-name="P1" draw:layer="layout" svg:x1="5.4cm" svg:y1="8.9cm" svg:x2="7cm" svg:y2="11.1cm">
          <text:p/>
        </draw:line>
        <draw:line draw:style-name="gr3" draw:text-style-name="P1" draw:layer="layout" svg:x1="16.3cm" svg:y1="8.9cm" svg:x2="5.4cm" svg:y2="8.9cm">
          <text:p/>
        </draw:line>
        <draw:frame draw:style-name="gr4" draw:layer="layout" svg:width="3.4cm" svg:height="1.3cm" svg:x="9.6cm" svg:y="8cm">
          <draw:text-box>
            <text:p>BAT+</text:p>
          </draw:text-box>
        </draw:frame>
        <draw:line draw:style-name="gr2" draw:text-style-name="P1" draw:layer="layout" svg:x1="10.7cm" svg:y1="22.1cm" svg:x2="10.6cm" svg:y2="18.7cm">
          <text:p/>
        </draw:line>
        <draw:frame draw:style-name="gr4" draw:layer="layout" svg:width="3.4cm" svg:height="1.3cm" svg:x="9.9cm" svg:y="22.1cm">
          <draw:text-box>
            <text:p>BAT-</text:p>
          </draw:text-box>
        </draw:frame>
        <draw:line draw:style-name="gr2" draw:text-style-name="P1" draw:layer="layout" svg:x1="13.3cm" svg:y1="21.1cm" svg:x2="11.7cm" svg:y2="18.6cm">
          <text:p/>
        </draw:line>
        <draw:line draw:style-name="gr2" draw:text-style-name="P1" draw:layer="layout" svg:x1="16.3cm" svg:y1="15.5cm" svg:x2="14cm" svg:y2="15.5cm">
          <text:p/>
        </draw:line>
        <draw:line draw:style-name="gr3" draw:text-style-name="P1" draw:layer="layout" svg:x1="13.3cm" svg:y1="21.1cm" svg:x2="16.3cm" svg:y2="15.5cm">
          <text:p/>
        </draw:line>
        <draw:frame draw:style-name="gr4" draw:layer="layout" svg:width="3.4cm" svg:height="1.3cm" svg:x="14.9cm" svg:y="18.3cm">
          <draw:text-box>
            <text:p>MIN</text:p>
          </draw:text-box>
        </draw:frame>
        <draw:line draw:style-name="gr2" draw:text-style-name="P1" draw:layer="layout" svg:x1="17.3cm" svg:y1="16.5cm" svg:x2="14.1cm" svg:y2="16.5cm">
          <text:p/>
        </draw:line>
        <draw:line draw:style-name="gr3" draw:text-style-name="P1" draw:layer="layout" svg:x1="16.3cm" svg:y1="8.9cm" svg:x2="17.4cm" svg:y2="16.5cm">
          <text:p/>
        </draw:line>
        <draw:frame draw:style-name="gr4" draw:layer="layout" svg:width="3.4cm" svg:height="1.3cm" svg:x="16.8cm" svg:y="12cm">
          <draw:text-box>
            <text:p>TIME</text:p>
          </draw:text-box>
        </draw:frame>
        <draw:line draw:style-name="gr2" draw:text-style-name="P1" draw:layer="layout" svg:x1="6.9cm" svg:y1="20.8cm" svg:x2="9.2cm" svg:y2="18.6cm">
          <text:p/>
        </draw:line>
        <draw:line draw:style-name="gr2" draw:text-style-name="P1" draw:layer="layout" svg:x1="4.2cm" svg:y1="15.4cm" svg:x2="7.1cm" svg:y2="15.3cm">
          <text:p/>
        </draw:line>
        <draw:line draw:style-name="gr3" draw:text-style-name="P1" draw:layer="layout" svg:x1="6.9cm" svg:y1="20.8cm" svg:x2="4.2cm" svg:y2="15.4cm">
          <text:p/>
        </draw:line>
        <draw:frame draw:style-name="gr4" draw:layer="layout" svg:width="3.4cm" svg:height="1.3cm" svg:x="3.2cm" svg:y="18.3cm">
          <draw:text-box>
            <text:p>HR</text:p>
          </draw:text-box>
        </draw:frame>
        <draw:line draw:style-name="gr3" draw:text-style-name="P1" draw:layer="layout" svg:x1="5.4cm" svg:y1="8.9cm" svg:x2="2.9cm" svg:y2="16.6cm">
          <text:p/>
        </draw:line>
        <draw:frame draw:style-name="gr4" draw:layer="layout" svg:width="3.4cm" svg:height="1.3cm" svg:x="1.9cm" svg:y="12cm">
          <draw:text-box>
            <text:p>DATE</text:p>
          </draw:text-box>
        </draw:frame>
        <draw:line draw:style-name="gr2" draw:text-style-name="P1" draw:layer="layout" svg:x1="2.9cm" svg:y1="16.6cm" svg:x2="7.1cm" svg:y2="16.466cm">
          <text:p/>
        </draw:line>
        <draw:line draw:style-name="gr2" draw:text-style-name="P1" draw:layer="layout" svg:x1="8.3cm" svg:y1="9.8cm" svg:x2="8.3cm" svg:y2="11.1cm">
          <text:p/>
        </draw:line>
        <draw:line draw:style-name="gr2" draw:text-style-name="P1" draw:layer="layout" svg:x1="12.6cm" svg:y1="9.8cm" svg:x2="12.6cm" svg:y2="11.1cm">
          <text:p/>
        </draw:line>
        <draw:line draw:style-name="gr3" draw:text-style-name="P1" draw:layer="layout" svg:x1="8.3cm" svg:y1="9.792cm" svg:x2="12.6cm" svg:y2="9.792cm">
          <text:p/>
        </draw:line>
        <draw:frame draw:style-name="gr4" draw:layer="layout" svg:width="3.4cm" svg:height="1.3cm" svg:x="9.8cm" svg:y="9.7cm">
          <draw:text-box>
            <text:p>Xt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y Schneider</meta:initial-creator>
    <meta:creation-date>2023-12-06T14:23:43.13</meta:creation-date>
    <dc:date>2023-12-06T18:08:02.60</dc:date>
    <dc:creator>Roy Schneider</dc:creator>
    <meta:editing-duration>PT1M59S</meta:editing-duration>
    <meta:editing-cycles>3</meta:editing-cycles>
    <meta:generator>OpenOffice/4.1.14$Win32 OpenOffice.org_project/4114m1$Build-9811</meta:generator>
    <meta:document-statistic meta:object-count="25"/>
  </office:meta>
</office:document-meta>
</file>